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rsid="0016d529" officeooo:paragraph-rsid="0016d529"/>
    </style:style>
    <style:style style:name="P5" style:family="paragraph" style:parent-style-name="Text_20_body">
      <style:text-properties officeooo:rsid="0016d529" officeooo:paragraph-rsid="00171279"/>
    </style:style>
    <style:style style:name="P6" style:family="paragraph" style:parent-style-name="Text_20_body">
      <style:text-properties officeooo:rsid="0018fb13" officeooo:paragraph-rsid="0018fb13"/>
    </style:style>
    <style:style style:name="P7" style:family="paragraph" style:parent-style-name="Text_20_body">
      <style:text-properties officeooo:rsid="0019b4fb" officeooo:paragraph-rsid="0019b4fb"/>
    </style:style>
    <style:style style:name="P8" style:family="paragraph" style:parent-style-name="Text_20_body">
      <style:text-properties officeooo:rsid="001b944d" officeooo:paragraph-rsid="001b944d"/>
    </style:style>
    <style:style style:name="P9" style:family="paragraph" style:parent-style-name="Text_20_body">
      <style:text-properties officeooo:rsid="001d5501" officeooo:paragraph-rsid="001d5501"/>
    </style:style>
    <style:style style:name="P10" style:family="paragraph" style:parent-style-name="Text_20_body">
      <style:text-properties officeooo:rsid="001e4081" officeooo:paragraph-rsid="0020cdbc"/>
    </style:style>
    <style:style style:name="P11" style:family="paragraph" style:parent-style-name="Heading_20_3">
      <style:text-properties officeooo:rsid="001b944d" officeooo:paragraph-rsid="001b944d"/>
    </style:style>
    <style:style style:name="P12" style:family="paragraph" style:parent-style-name="Heading_20_3">
      <style:text-properties officeooo:rsid="00171cf3" officeooo:paragraph-rsid="00171cf3"/>
    </style:style>
    <style:style style:name="P13" style:family="paragraph" style:parent-style-name="Heading_20_3">
      <style:text-properties officeooo:paragraph-rsid="0020cdbc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14d071"/>
    </style:style>
    <style:style style:name="P1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4d071" style:font-style-asian="normal" style:font-style-complex="normal"/>
    </style:style>
    <style:style style:name="T3" style:family="text">
      <style:text-properties fo:font-style="normal" officeooo:rsid="00151102" style:font-style-asian="normal" style:font-style-complex="normal"/>
    </style:style>
    <style:style style:name="T4" style:family="text">
      <style:text-properties officeooo:rsid="00171279"/>
    </style:style>
    <style:style style:name="T5" style:family="text">
      <style:text-properties officeooo:rsid="0019b4fb"/>
    </style:style>
    <style:style style:name="T6" style:family="text">
      <style:text-properties officeooo:rsid="001b944d"/>
    </style:style>
    <style:style style:name="T7" style:family="text">
      <style:text-properties officeooo:rsid="001d5501"/>
    </style:style>
    <style:style style:name="T8" style:family="text">
      <style:text-properties officeooo:rsid="0020cdbc"/>
    </style:style>
    <style:style style:name="T9" style:family="text">
      <style:text-properties fo:color="#ff3333" officeooo:rsid="0021ae19"/>
    </style:style>
    <style:style style:name="T10" style:family="text">
      <style:text-properties officeooo:rsid="00263a6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ésentation Projet</text:h>
      <text:list xml:id="list7623617804861333801" text:style-name="L1">
        <text:list-item>
          <text:p text:style-name="P14">Nom du Projet PopcornTheque</text:p>
        </text:list-item>
        <text:list-item>
          <text:p text:style-name="P14">Numéro du groupe de projet : G1</text:p>
        </text:list-item>
        <text:list-item>
          <text:p text:style-name="P14">Composition du groupe de projet :</text:p>
          <text:list>
            <text:list-item>
              <text:p text:style-name="P14">Florian STAINE</text:p>
            </text:list-item>
            <text:list-item>
              <text:p text:style-name="P14">Victor SENE</text:p>
            </text:list-item>
            <text:list-item>
              <text:p text:style-name="P14">Paul TREHIOU</text:p>
            </text:list-item>
            <text:list-item>
              <text:p text:style-name="P14">William OBRY</text:p>
            </text:list-item>
          </text:list>
        </text:list-item>
        <text:list-item>
          <text:p text:style-name="P14">Type projet : Vidéo-Thèque</text:p>
        </text:list-item>
        <text:list-item>
          <text:p text:style-name="P14"><text:s/>UTBM Tronc Commun</text:p>
        </text:list-item>
        <text:list-item>
          <text:p text:style-name="P14"><text:s/>SI20 Semestre A13</text:p>
        </text:list-item>
        <text:list-item>
          <text:p text:style-name="P14"><text:s/>Date du rapport : 12 Novembre 2014</text:p>
        </text:list-item>
        <text:list-item>
          <text:p text:style-name="P14">Logo associé au projet : <text:span text:style-name="Police_20_par_20_défaut"><text:span text:style-name="T1">Production en cours<text:line-break/></text:span></text:span></text:p>
        </text:list-item>
        <text:list-item>
          <text:p text:style-name="P15"><text:span text:style-name="Police_20_par_20_défaut"><text:span text:style-name="T2">A quoi sert notre application ? Nous avons pour but de créer une application qui va permettre à chacun de gérer sa vidéothèque personnelle et permettre l'échange de différent support entre utilisateurs. </text:span></text:span><text:span text:style-name="Police_20_par_20_défaut"><text:span text:style-name="T3">Une fonction social est intégré à l'application avec une liste d'amis pour chaque utilisateurs et la possibilité de créer une liste de film à voir.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text:soft-page-break/></text:p>
      <text:h text:style-name="Heading_20_3" text:outline-level="3"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Text_20_body"/>
      <text:p text:style-name="P3"/>
      <text:p text:style-name="Text_20_body">Questions :</text:p>
      <text:p text:style-name="Text_20_body">-On considère qu’on a un exemplaire de chaque film en stock ? Ou certains films en plusieurs exemplaires ?</text:p>
      <text:p text:style-name="Text_20_body"/>
      <text:h text:style-name="Heading_20_2" text:outline-level="2">Requête SQL</text:h>
      <text:p text:style-name="P6">Les variables seront renseignées auparavant soit par des inputs utilisateur ou une requête sur une API</text:p>
      <text:h text:style-name="Heading_20_3" text:outline-level="3">Ajouter un nouveau film <text:span text:style-name="T9">(incomplet, manque acteurs)</text:span></text:h>
      <text:p text:style-name="P4">INSERT INTO FILM VALUES(NULL, <text:span text:style-name="T4">$age, $titre, $synopsis, $date_sortie, $url_affiche, NULL)</text:span></text:p>
      <text:h text:style-name="Heading_20_3" text:outline-level="3">Ajouter un nouvel utilisateur</text:h>
      <text:p text:style-name="P5">INSERT INTO <text:span text:style-name="T10">UTILISATEURS</text:span> VALUES(NULL, <text:span text:style-name="T5">$password, $nom, $prenom, $date_naissance, $rue, $code_postal, $ville, $mail)</text:span></text:p>
      <text:h text:style-name="Heading_20_3" text:outline-level="3">Ajouter un support possédé</text:h>
      <text:p text:style-name="P7">INSERT INTO <text:span text:style-name="T6">SUPPORT VALUES(NULL, $IDfilm, $IDutilisateur, NULL, NULL, $nom, NULL, NULL)</text:span></text:p>
      <text:h text:style-name="P11" text:outline-level="3">Demande d'emprunt d'un support</text:h>
      <text:p text:style-name="P9">INSERT INTO DEMANDE_EMPRUNT VALUES($IDutilisateur, $IDsupport)</text:p>
      <text:h text:style-name="Heading_20_3" text:outline-level="3">Emprunt d'un support</text:h>
      <text:p text:style-name="P8">UPDATE SUPPORT SET <text:span text:style-name="T7">UTI_ID_EMPRUNTER = $IDemprunteur, DATE_EMPRUNT = $CurrentTime, EMPR_DATE_RETOUR = $DateRetour WHERE SUP_ID = $IDsupport</text:span></text:p>
      <text:p text:style-name="P10">DELETE FROM DEMANDE_EMPRUNT WHERE SUP_ID = $Idsupport <text:span text:style-name="T8">AND UTI_ID = $IDemprunteur</text:span></text:p>
      <text:h text:style-name="Heading_20_3" text:outline-level="3">Ajout d'un commentaire sur un film</text:h>
      <text:h text:style-name="Heading_20_3" text:outline-level="3">Ajout d'un commentaire sur un utilisateur</text:h>
      <text:h text:style-name="Heading_20_3" text:outline-level="3">Ajouter un utilisateur en amis</text:h>
      <text:h text:style-name="P12" text:outline-level="3">Afficher la liste de film disponible</text:h>
      <text:h text:style-name="P13" text:outline-level="3">Liste de film d'un utilisateur</text:h>
      <text:h text:style-name="P13" text:outline-level="3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4-12-17T23:34:12.739257259</dc:date>
    <meta:editing-cycles>18</meta:editing-cycles>
    <meta:editing-duration>PT1H54M32S</meta:editing-duration>
    <dc:creator>Paul TREHIOU</dc:creator>
    <meta:document-statistic meta:table-count="0" meta:image-count="0" meta:object-count="1" meta:page-count="3" meta:paragraph-count="65" meta:word-count="501" meta:character-count="3282" meta:non-whitespace-character-count="2862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